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0">
      <style:graphic-properties draw:fill="none" draw:stroke="solid" svg:stroke-width="0.03472in" svg:stroke-color="#4472c4" svg:stroke-opacity="100%" draw:stroke-linejoin="miter" svg:stroke-linecap="butt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draw:fill="none" draw:stroke="solid" svg:stroke-width="0.03472in" svg:stroke-color="#4472c4" svg:stroke-opacity="100%" draw:stroke-linejoin="miter" svg:stroke-linecap="butt"/>
    </style:style>
    <style:style style:family="graphic" style:name="a402">
      <style:graphic-properties draw:fill="none" draw:stroke="solid" svg:stroke-width="0.03819in" svg:stroke-color="#4472c4" svg:stroke-opacity="100%" draw:stroke-linejoin="miter" svg:stroke-linecap="butt"/>
    </style:style>
    <style:style style:family="graphic" style:name="a403">
      <style:graphic-properties draw:fill="none" draw:stroke="solid" svg:stroke-width="0.03819in" svg:stroke-color="#4472c4" svg:stroke-opacity="100%" draw:stroke-linejoin="miter" svg:stroke-linecap="butt"/>
    </style:style>
    <style:style style:family="graphic" style:name="a404">
      <style:graphic-properties draw:fill="none" draw:stroke="solid" svg:stroke-width="0.03819in" svg:stroke-color="#4472c4" svg:stroke-opacity="100%" draw:stroke-linejoin="miter" svg:stroke-linecap="butt"/>
    </style:style>
    <style:style style:family="graphic" style:name="a405">
      <style:graphic-properties draw:fill="none" draw:stroke="solid" svg:stroke-width="0.03819in" svg:stroke-color="#4472c4" svg:stroke-opacity="100%" draw:stroke-linejoin="miter" svg:stroke-linecap="butt"/>
    </style:style>
    <style:style style:family="graphic" style:name="a406">
      <style:graphic-properties draw:fill="none" draw:stroke="solid" svg:stroke-width="0.03819in" svg:stroke-color="#4472c4" svg:stroke-opacity="100%" draw:stroke-linejoin="miter" svg:stroke-linecap="butt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3">
      <style:graphic-properties draw:fill="none" draw:stroke="solid" svg:stroke-width="0.03819in" svg:stroke-color="#4472c4" svg:stroke-opacity="100%" draw:stroke-linejoin="miter" svg:stroke-linecap="butt"/>
    </style:style>
    <style:style style:family="graphic" style:name="a394">
      <style:graphic-properties draw:fill="none" draw:stroke="solid" svg:stroke-width="0.03819in" svg:stroke-color="#4472c4" svg:stroke-opacity="100%" draw:stroke-linejoin="miter" svg:stroke-linecap="butt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8">
      <style:graphic-properties draw:fill="none" draw:stroke="solid" svg:stroke-width="0.03819in" svg:stroke-color="#4472c4" svg:stroke-opacity="100%" draw:stroke-linejoin="miter" svg:stroke-linecap="butt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draw:fill="none" draw:stroke="solid" svg:stroke-width="0.03819in" svg:stroke-color="#4472c4" svg:stroke-opacity="100%" draw:stroke-linejoin="miter" svg:stroke-linecap="butt"/>
    </style:style>
    <style:style style:family="graphic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4" draw:style-name="a380" draw:master-page-name="Master1-Layout7-blank-Tomt" presentation:presentation-page-layout-name="Master1-PPL7" draw:id="Slide-259">
        <draw:custom-shape svg:x="2.49523in" svg:y="3.24048in" svg:width="1.63809in" svg:height="1.01905in" draw:id="id63" draw:style-name="a384" draw:name="Rektangel 1">
          <svg:title/>
          <svg:desc/>
          <text:p text:style-name="a383" text:class-names="" text:cond-style-name=""><text:span text:style-name="a381" text:class-names="">Artist</text:span><text:span text:style-name="a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619in" svg:y="3.25177in" svg:width="1.63809in" svg:height="1.01905in" draw:id="id64" draw:style-name="a388" draw:name="Rektangel 2">
          <svg:title/>
          <svg:desc/>
          <text:p text:style-name="a387" text:class-names="" text:cond-style-name=""><text:span text:style-name="a385" text:class-names="">Album</text:span><text:span text:style-name="a3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9047in" svg:y="3.24048in" svg:width="1.63809in" svg:height="1.01905in" draw:id="id65" draw:style-name="a392" draw:name="Rektangel 3">
          <svg:title/>
          <svg:desc/>
          <text:p text:style-name="a391" text:class-names="" text:cond-style-name=""><text:span text:style-name="a389" text:class-names="">Sang</text:span><text:span text:style-name="a3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4238in" svg:y1="3.58095in" svg:x2="4.4238in" svg:y2="3.91905in" draw:id="id66" draw:style-name="a393" draw:name="Rett linje 12">
          <svg:title/>
          <svg:desc/>
        </draw:connector>
        <draw:connector draw:type="line" svg:x1="4.28571in" svg:y1="3.58095in" svg:x2="4.28571in" svg:y2="3.91905in" draw:id="id67" draw:style-name="a394" draw:name="Rett linje 16">
          <svg:title/>
          <svg:desc/>
        </draw:connector>
        <draw:custom-shape svg:x="4.9238in" svg:y="3.60952in" svg:width="0.25715in" svg:height="0.28214in" draw:id="id68" draw:style-name="a397" draw:name="Ellipse 18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7.50952in" svg:y1="3.60476in" svg:x2="7.50952in" svg:y2="3.94285in" draw:id="id69" draw:style-name="a398" draw:name="Rett linje 23">
          <svg:title/>
          <svg:desc/>
        </draw:connector>
        <draw:connector draw:type="line" svg:x1="7.61428in" svg:y1="3.60476in" svg:x2="7.61428in" svg:y2="3.94285in" draw:id="id70" draw:style-name="a399" draw:name="Rett linje 24">
          <svg:title/>
          <svg:desc/>
        </draw:connector>
        <draw:connector draw:type="line" svg:x1="4.13333in" svg:y1="3.75in" draw:start-shape="id63" draw:start-glue-point="1" svg:x2="5.6619in" svg:y2="3.76129in" draw:end-shape="id64" draw:end-glue-point="3" draw:id="id71" draw:style-name="a400" draw:name="Rett linje 34">
          <svg:title/>
          <svg:desc/>
        </draw:connector>
        <draw:connector draw:type="line" svg:x1="7.3in" svg:y1="3.76129in" draw:start-shape="id64" draw:start-glue-point="1" svg:x2="8.89047in" svg:y2="3.75in" draw:end-shape="id65" draw:end-glue-point="3" draw:id="id72" draw:style-name="a401" draw:name="Rett linje 39">
          <svg:title/>
          <svg:desc/>
        </draw:connector>
        <draw:connector draw:type="line" svg:x1="5.7238in" svg:y1="3.44582in" svg:x2="5.5238in" svg:y2="3.77857in" draw:id="id73" draw:style-name="a402" draw:name="Rett linje 40">
          <svg:title/>
          <svg:desc/>
        </draw:connector>
        <draw:connector draw:type="line" svg:x1="5.5238in" svg:y1="3.76129in" svg:x2="5.67976in" svg:y2="3.95535in" draw:id="id74" draw:style-name="a403" draw:name="Rett linje 42">
          <svg:title/>
          <svg:desc/>
        </draw:connector>
        <draw:connector draw:type="line" svg:x1="8.98095in" svg:y1="3.47857in" svg:x2="8.67619in" svg:y2="3.77381in" draw:id="id75" draw:style-name="a404" draw:name="Rett linje 50">
          <svg:title/>
          <svg:desc/>
        </draw:connector>
        <draw:connector draw:type="line" svg:x1="8.67619in" svg:y1="3.77381in" svg:x2="8.97857in" svg:y2="3.95535in" draw:id="id76" draw:style-name="a405" draw:name="Rett linje 52">
          <svg:title/>
          <svg:desc/>
        </draw:connector>
        <draw:connector draw:type="line" svg:x1="8.45714in" svg:y1="3.61726in" svg:x2="8.45714in" svg:y2="3.95535in" draw:id="id77" draw:style-name="a406" draw:name="Rett linje 54">
          <svg:title/>
          <svg:desc/>
        </draw:connector>
        <draw:frame draw:id="id78" draw:style-name="a411" draw:name="TekstSylinder 58" svg:x="4.30476in" svg:y="1.40293in" svg:width="8.74286in" svg:height="0.77415in">
          <draw:text-box>
            <text:p text:style-name="a410" text:class-names="" text:cond-style-name=""><text:span text:style-name="a407" text:class-names="">Datatabel</text:span><text:span text:style-name="a408" text:class-names=""><text:s text:c="1"/>CD System</text:span><text:span text:style-name="a409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tellysbil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tel og innhold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Deloversk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o innholdsdeler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Sammenlign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Bare tit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Tomt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nhold med teks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e med teks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Loddrett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Loddrett tittel og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ema" style:page-layout-name="pageLayout1" draw:style-name="a0">
      <draw:frame draw:id="id0" presentation:style-name="a4" draw:name="Plassholder for tit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k for å redigere tittelstil</text:span><text:span text:style-name="a2" text:class-names=""/></text:p>
        </draw:text-box>
        <svg:title/>
        <svg:desc/>
      </draw:frame>
      <draw:frame draw:id="id1" presentation:style-name="a21" draw:name="Plassholder for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k for å redigere tekststiler i mal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Andre nivå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edje nivå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emte nivå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Plassholder for dato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Plassholder for bunntekst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Plassholder for lysbildenumm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tellysbilde" style:page-layout-name="pageLayout1" draw:style-name="a34">
      <draw:frame draw:id="id5" presentation:style-name="a38" draw:name="Tit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Klikk for å redigere tittelstil</text:span><text:span text:style-name="a36" text:class-names=""/></text:p>
        </draw:text-box>
        <svg:title/>
        <svg:desc/>
      </draw:frame>
      <draw:frame draw:id="id6" presentation:style-name="a42" draw:name="Undertit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Klikk for å redigere undertittelstil i malen</text:span><text:span text:style-name="a40" text:class-names=""/></text:p>
        </draw:text-box>
        <svg:title/>
        <svg:desc/>
      </draw:frame>
      <draw:frame draw:id="id7" presentation:style-name="a47" draw:name="Plassholder for dato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Plassholder for bunntekst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Plassholder for lysbildenumm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tel-og-innhold" style:page-layout-name="pageLayout1" draw:style-name="a55">
      <draw:frame draw:id="id10" presentation:style-name="a59" draw:name="Tit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Klikk for å redigere tittelstil</text:span><text:span text:style-name="a57" text:class-names=""/></text:p>
        </draw:text-box>
        <svg:title/>
        <svg:desc/>
      </draw:frame>
      <draw:frame draw:id="id11" presentation:style-name="a76" draw:name="Plassholder for innhold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Klikk for å redigere tekststiler i mal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Andre nivå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edje nivå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emte nivå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Plassholder for dato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Plassholder for bunntekst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Plassholder for lysbildenumm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Deloverskrift" style:page-layout-name="pageLayout1" draw:style-name="a89">
      <draw:frame draw:id="id15" presentation:style-name="a93" draw:name="Tit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Klikk for å redigere tittelstil</text:span><text:span text:style-name="a91" text:class-names=""/></text:p>
        </draw:text-box>
        <svg:title/>
        <svg:desc/>
      </draw:frame>
      <draw:frame draw:id="id16" presentation:style-name="a97" draw:name="Plassholder for tekst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Klikk for å redigere tekststiler i malen</text:span></text:p>
            </text:list-item>
          </text:list>
        </draw:text-box>
        <svg:title/>
        <svg:desc/>
      </draw:frame>
      <draw:frame draw:id="id17" presentation:style-name="a102" draw:name="Plassholder for dato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Plassholder for bunntekst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Plassholder for lysbildenumm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o-innholdsdeler" style:page-layout-name="pageLayout1" draw:style-name="a110">
      <draw:frame draw:id="id20" presentation:style-name="a114" draw:name="Tit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Klikk for å redigere tittelstil</text:span><text:span text:style-name="a112" text:class-names=""/></text:p>
        </draw:text-box>
        <svg:title/>
        <svg:desc/>
      </draw:frame>
      <draw:frame draw:id="id21" presentation:style-name="a131" draw:name="Plassholder for innhold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k for å redigere tekststiler i mal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Andre nivå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edje nivå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emte nivå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Plassholder for innhold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Klikk for å redigere tekststiler i mal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Andre nivå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edje nivå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emte nivå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Plassholder for dato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Plassholder for bunntekst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Plassholder for lysbildenumm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Sammenligning" style:page-layout-name="pageLayout1" draw:style-name="a161">
      <draw:frame draw:id="id26" presentation:style-name="a165" draw:name="Tit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Klikk for å redigere tittelstil</text:span><text:span text:style-name="a163" text:class-names=""/></text:p>
        </draw:text-box>
        <svg:title/>
        <svg:desc/>
      </draw:frame>
      <draw:frame draw:id="id27" presentation:style-name="a169" draw:name="Plassholder for tekst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Klikk for å redigere tekststiler i malen</text:span></text:p>
            </text:list-item>
          </text:list>
        </draw:text-box>
        <svg:title/>
        <svg:desc/>
      </draw:frame>
      <draw:frame draw:id="id28" presentation:style-name="a186" draw:name="Plassholder for innhold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Klikk for å redigere tekststiler i mal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Andre nivå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edje nivå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emte nivå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Plassholder for tekst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kk for å redigere tekststiler i malen</text:span></text:p>
            </text:list-item>
          </text:list>
        </draw:text-box>
        <svg:title/>
        <svg:desc/>
      </draw:frame>
      <draw:frame draw:id="id30" presentation:style-name="a207" draw:name="Plassholder for innhold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Klikk for å redigere tekststiler i mal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Andre nivå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edje nivå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emte nivå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Plassholder for dato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Plassholder for bunntekst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Plassholder for lysbildenumm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Bare-tittel" style:page-layout-name="pageLayout1" draw:style-name="a220">
      <draw:frame draw:id="id34" presentation:style-name="a224" draw:name="Tit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Klikk for å redigere tittelstil</text:span><text:span text:style-name="a222" text:class-names=""/></text:p>
        </draw:text-box>
        <svg:title/>
        <svg:desc/>
      </draw:frame>
      <draw:frame draw:id="id35" presentation:style-name="a229" draw:name="Plassholder for dato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Plassholder for bunntekst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Plassholder for lysbildenumm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Tomt" style:page-layout-name="pageLayout1" draw:style-name="a237">
      <draw:frame draw:id="id38" presentation:style-name="a242" draw:name="Plassholder for dato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Plassholder for bunntekst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Plassholder for lysbildenumm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nhold-med-tekst" style:page-layout-name="pageLayout1" draw:style-name="a250">
      <draw:frame draw:id="id41" presentation:style-name="a254" draw:name="Tit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Klikk for å redigere tittelstil</text:span><text:span text:style-name="a252" text:class-names=""/></text:p>
        </draw:text-box>
        <svg:title/>
        <svg:desc/>
      </draw:frame>
      <draw:frame draw:id="id42" presentation:style-name="a271" draw:name="Plassholder for innhold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Klikk for å redigere tekststiler i mal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Andre nivå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edje nivå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emte nivå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Plassholder for tekst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Klikk for å redigere tekststiler i malen</text:span></text:p>
            </text:list-item>
          </text:list>
        </draw:text-box>
        <svg:title/>
        <svg:desc/>
      </draw:frame>
      <draw:frame draw:id="id44" presentation:style-name="a280" draw:name="Plassholder for dato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Plassholder for bunntekst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Plassholder for lysbildenumm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e-med-tekst" style:page-layout-name="pageLayout1" draw:style-name="a288">
      <draw:frame draw:id="id47" presentation:style-name="a292" draw:name="Tit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Klikk for å redigere tittelstil</text:span><text:span text:style-name="a290" text:class-names=""/></text:p>
        </draw:text-box>
        <svg:title/>
        <svg:desc/>
      </draw:frame>
      <draw:frame draw:id="id48" presentation:style-name="a295" draw:name="Plassholder for bilde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Plassholder for tekst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Klikk for å redigere tekststiler i malen</text:span></text:p>
            </text:list-item>
          </text:list>
        </draw:text-box>
        <svg:title/>
        <svg:desc/>
      </draw:frame>
      <draw:frame draw:id="id50" presentation:style-name="a304" draw:name="Plassholder for dato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Plassholder for bunntekst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Plassholder for lysbildenumm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Loddrett-tekst" style:page-layout-name="pageLayout1" draw:style-name="a312">
      <draw:frame draw:id="id53" presentation:style-name="a316" draw:name="Tit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Klikk for å redigere tittelstil</text:span><text:span text:style-name="a314" text:class-names=""/></text:p>
        </draw:text-box>
        <svg:title/>
        <svg:desc/>
      </draw:frame>
      <draw:frame draw:id="id54" presentation:style-name="a333" draw:name="Plassholder for loddrett tekst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Klikk for å redigere tekststiler i mal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Andre nivå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edje nivå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emte nivå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Plassholder for dato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Plassholder for bunntekst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Plassholder for lysbildenumm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Loddrett-tittel-og-tekst" style:page-layout-name="pageLayout1" draw:style-name="a346">
      <draw:frame draw:id="id58" presentation:style-name="a350" draw:name="Loddrett tit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Klikk for å redigere tittelstil</text:span><text:span text:style-name="a348" text:class-names=""/></text:p>
        </draw:text-box>
        <svg:title/>
        <svg:desc/>
      </draw:frame>
      <draw:frame draw:id="id59" presentation:style-name="a367" draw:name="Plassholder for loddrett tekst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Klikk for å redigere tekststiler i mal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Andre nivå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edje nivå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emte nivå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Plassholder for dato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Plassholder for bunntekst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Plassholder for lysbildenumm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esentasjon</dc:title>
    <meta:initial-creator>Ole Mathias Mortensen Frisk</meta:initial-creator>
    <dc:creator>Ole Mathias Mortensen Frisk</dc:creator>
    <meta:creation-date>2021-11-22T12:19:33Z</meta:creation-date>
    <dc:date>2021-11-22T12:37:53Z</dc:date>
    <meta:editing-cycles>1</meta:editing-cycles>
    <meta:editing-duration>PT1099S</meta:editing-duration>
    <meta:document-statistic meta:paragraph-count="4" meta:word-count="6"/>
  </office:meta>
</office:document-meta>
</file>